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ivityAnalysis" table:style-name="ta1">
        <table:shapes>
          <draw:frame draw:z-index="0" draw:style-name="gr1" draw:text-style-name="P1" svg:width="16.005cm" svg:height="9.005cm" svg:x="32.944cm" svg:y="0.85cm">
            <draw:object draw:notify-on-update-of-ranges="sensivityAnalysis.A2:sensivityAnalysis.A12 sensivityAnalysis.A1:sensivityAnalysis.A1 sensivityAnalysis.B2:sensivityAnalysis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5cm" svg:height="9.005cm" svg:x="17.104cm" svg:y="9.536cm">
            <draw:object draw:notify-on-update-of-ranges="sensivityAnalysis.A15:sensivityAnalysis.A25 sensivityAnalysis.A14:sensivityAnalysis.A14 sensivityAnalysis.B15:sensivityAnalysis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005cm" svg:x="33.844cm" svg:y="11.21cm">
            <draw:object draw:notify-on-update-of-ranges="sensivityAnalysis.A28:sensivityAnalysis.A38 sensivityAnalysis.A27:sensivityAnalysis.A27 sensivityAnalysis.B28:sensivityAnalysis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Default" office:value-type="string" calcext:value-type="string">
            <text:p>ThroughputData</text:p>
          </table:table-cell>
          <table:table-cell table:number-columns-repeated="13"/>
          <table:table-cell office:value-type="string" calcext:value-type="string">
            <text:p>For Throughput:</text:p>
          </table:table-cell>
        </table:table-row>
        <table:table-row table:style-name="ro1">
          <table:table-cell office:value-type="string" calcext:value-type="string">
            <text:p>100%</text:p>
          </table:table-cell>
          <table:table-cell office:value-type="float" office:value="4.98133333333333" calcext:value-type="float">
            <text:p>4,981333333333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0%</text:p>
          </table:table-cell>
          <table:table-cell office:value-type="float" office:value="5.546" calcext:value-type="float">
            <text:p>5,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0%</text:p>
          </table:table-cell>
          <table:table-cell office:value-type="float" office:value="6.086" calcext:value-type="float">
            <text:p>6,0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0%</text:p>
          </table:table-cell>
          <table:table-cell office:value-type="float" office:value="6.61800000000001" calcext:value-type="float">
            <text:p>6,618000000000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0%</text:p>
          </table:table-cell>
          <table:table-cell office:value-type="float" office:value="7.07533333333333" calcext:value-type="float">
            <text:p>7,075333333333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0%</text:p>
          </table:table-cell>
          <table:table-cell office:value-type="float" office:value="7.67966666666667" calcext:value-type="float">
            <text:p>7,679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0%</text:p>
          </table:table-cell>
          <table:table-cell office:value-type="float" office:value="8.07066666666667" calcext:value-type="float">
            <text:p>8,070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0%</text:p>
          </table:table-cell>
          <table:table-cell office:value-type="float" office:value="8.62433333333334" calcext:value-type="float">
            <text:p>8,624333333333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0%</text:p>
          </table:table-cell>
          <table:table-cell office:value-type="float" office:value="8.975" calcext:value-type="float">
            <text:p>8,9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0%</text:p>
          </table:table-cell>
          <table:table-cell office:value-type="float" office:value="9.64" calcext:value-type="float">
            <text:p>9,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%</text:p>
          </table:table-cell>
          <table:table-cell office:value-type="float" office:value="10.0796666666667" calcext:value-type="float">
            <text:p>10,0796666666667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TimeInSystemDa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0%</text:p>
          </table:table-cell>
          <table:table-cell office:value-type="float" office:value="46.6815337912879" calcext:value-type="float">
            <text:p>46,6815337912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0%</text:p>
          </table:table-cell>
          <table:table-cell office:value-type="float" office:value="46.7400484641458" calcext:value-type="float">
            <text:p>46,74004846414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0%</text:p>
          </table:table-cell>
          <table:table-cell office:value-type="float" office:value="46.8723918062505" calcext:value-type="float">
            <text:p>46,87239180625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0%</text:p>
          </table:table-cell>
          <table:table-cell office:value-type="float" office:value="46.9605575447013" calcext:value-type="float">
            <text:p>46,9605575447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0%</text:p>
          </table:table-cell>
          <table:table-cell office:value-type="float" office:value="46.9828506764256" calcext:value-type="float">
            <text:p>46,98285067642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0%</text:p>
          </table:table-cell>
          <table:table-cell office:value-type="float" office:value="47.1686048911759" calcext:value-type="float">
            <text:p>47,16860489117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0%</text:p>
          </table:table-cell>
          <table:table-cell office:value-type="float" office:value="47.2809550589066" calcext:value-type="float">
            <text:p>47,2809550589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0%</text:p>
          </table:table-cell>
          <table:table-cell office:value-type="float" office:value="47.4616485246155" calcext:value-type="float">
            <text:p>47,46164852461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0%</text:p>
          </table:table-cell>
          <table:table-cell office:value-type="float" office:value="47.5751125421832" calcext:value-type="float">
            <text:p>47,57511254218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0%</text:p>
          </table:table-cell>
          <table:table-cell office:value-type="float" office:value="47.7089471475856" calcext:value-type="float">
            <text:p>47,7089471475856</text:p>
          </table:table-cell>
          <table:table-cell table:number-columns-repeated="12"/>
          <table:table-cell office:value-type="string" calcext:value-type="string">
            <text:p>For Waiting Time:</text:p>
          </table:table-cell>
        </table:table-row>
        <table:table-row table:style-name="ro1">
          <table:table-cell office:value-type="string" calcext:value-type="string">
            <text:p>200%</text:p>
          </table:table-cell>
          <table:table-cell office:value-type="float" office:value="47.802765063463" calcext:value-type="float">
            <text:p>47,802765063463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WaitingTimesDa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0%</text:p>
          </table:table-cell>
          <table:table-cell office:value-type="float" office:value="0.0520860637735084" calcext:value-type="float">
            <text:p>0,0520860637735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0%</text:p>
          </table:table-cell>
          <table:table-cell office:value-type="float" office:value="0.0552237080991295" calcext:value-type="float">
            <text:p>0,05522370809912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0%</text:p>
          </table:table-cell>
          <table:table-cell office:value-type="float" office:value="0.0602892761548507" calcext:value-type="float">
            <text:p>0,06028927615485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0%</text:p>
          </table:table-cell>
          <table:table-cell office:value-type="float" office:value="0.0679269469935076" calcext:value-type="float">
            <text:p>0,06792694699350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0%</text:p>
          </table:table-cell>
          <table:table-cell office:value-type="float" office:value="0.0899086230837646" calcext:value-type="float">
            <text:p>0,08990862308376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0%</text:p>
          </table:table-cell>
          <table:table-cell office:value-type="float" office:value="0.0858664425126202" calcext:value-type="float">
            <text:p>0,08586644251262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0%</text:p>
          </table:table-cell>
          <table:table-cell office:value-type="float" office:value="0.111192034101764" calcext:value-type="float">
            <text:p>0,1111920341017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0%</text:p>
          </table:table-cell>
          <table:table-cell office:value-type="float" office:value="0.111403315345681" calcext:value-type="float">
            <text:p>0,1114033153456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0%</text:p>
          </table:table-cell>
          <table:table-cell office:value-type="float" office:value="0.12171390784399" calcext:value-type="float">
            <text:p>0,121713907843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0%</text:p>
          </table:table-cell>
          <table:table-cell office:value-type="float" office:value="0.130002499089085" calcext:value-type="float">
            <text:p>0,1300024990890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%</text:p>
          </table:table-cell>
          <table:table-cell office:value-type="float" office:value="0.160286366233525" calcext:value-type="float">
            <text:p>0,16028636623352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14:34.038625453</dc:date>
    <meta:editing-duration>PT25M25S</meta:editing-duration>
    <meta:editing-cycles>2</meta:editing-cycles>
    <meta:generator>LibreOffice/7.3.7.2$Linux_X86_64 LibreOffice_project/30$Build-2</meta:generator>
    <meta:document-statistic meta:table-count="1" meta:cell-count="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4.546cm" svg:y="0.316cm" chart:style-name="ch2">
          <text:p>Sensitivity Analysis of Throughput</text:p>
        </chart:title>
        <chart:plot-area chart:style-name="ch3" table:cell-range-address="sensivityAnalysis.A1:sensivityAnalysis.A12 sensivityAnalysis.B2:sensivityAnalysis.B12" chart:data-source-has-labels="both" svg:x="0.669cm" svg:y="1.257cm" svg:width="15.111cm" svg:height="6.989cm">
          <chart:coordinate-region svg:x="1.29cm" svg:y="1.456cm" svg:width="14.052cm" svg:height="6.143cm"/>
          <chart:axis chart:dimension="x" chart:name="primary-x" chart:style-name="ch4" chartooo:axis-type="auto">
            <chartooo:date-scale/>
            <chart:title svg:x="6.368cm" svg:y="8.426cm" chart:style-name="ch5">
              <text:p>Traffic Volume in Percent</text:p>
            </chart:title>
            <chart:categories table:cell-range-address="sensivityAnalysis.A2:sensivityAnalysis.A12"/>
          </chart:axis>
          <chart:axis chart:dimension="y" chart:name="primary-y" chart:style-name="ch4">
            <chart:title svg:x="0cm" svg:y="5.959cm" chart:style-name="ch6">
              <text:p>Cars per Minute</text:p>
            </chart:title>
            <chart:grid chart:style-name="ch7" chart:class="major"/>
          </chart:axis>
          <chart:series chart:style-name="ch8" chart:values-cell-range-address="sensivityAnalysis.B2:sensivityAnalysis.B12" chart:label-cell-address="sensivityAnalysis.A1:sensivityAnalysis.A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Data</text:p>
                <draw:g>
                  <svg:desc>sensivityAnalysis.A1:sensivityAnalysi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%</text:p>
                <draw:g>
                  <svg:desc>sensivityAnalysis.A2:sensivityAnalysis.A12</svg:desc>
                </draw:g>
              </table:table-cell>
              <table:table-cell office:value-type="float" office:value="4.98133333333333">
                <text:p>4.98133333333333</text:p>
                <draw:g>
                  <svg:desc>sensivityAnalysis.B2:sensivityAnalysis.B12</svg:desc>
                </draw:g>
              </table:table-cell>
            </table:table-row>
            <table:table-row>
              <table:table-cell office:value-type="string">
                <text:p>110%</text:p>
              </table:table-cell>
              <table:table-cell office:value-type="float" office:value="5.546">
                <text:p>5.546</text:p>
              </table:table-cell>
            </table:table-row>
            <table:table-row>
              <table:table-cell office:value-type="string">
                <text:p>120%</text:p>
              </table:table-cell>
              <table:table-cell office:value-type="float" office:value="6.086">
                <text:p>6.086</text:p>
              </table:table-cell>
            </table:table-row>
            <table:table-row>
              <table:table-cell office:value-type="string">
                <text:p>130%</text:p>
              </table:table-cell>
              <table:table-cell office:value-type="float" office:value="6.61800000000001">
                <text:p>6.61800000000001</text:p>
              </table:table-cell>
            </table:table-row>
            <table:table-row>
              <table:table-cell office:value-type="string">
                <text:p>140%</text:p>
              </table:table-cell>
              <table:table-cell office:value-type="float" office:value="7.07533333333333">
                <text:p>7.07533333333333</text:p>
              </table:table-cell>
            </table:table-row>
            <table:table-row>
              <table:table-cell office:value-type="string">
                <text:p>150%</text:p>
              </table:table-cell>
              <table:table-cell office:value-type="float" office:value="7.67966666666667">
                <text:p>7.67966666666667</text:p>
              </table:table-cell>
            </table:table-row>
            <table:table-row>
              <table:table-cell office:value-type="string">
                <text:p>160%</text:p>
              </table:table-cell>
              <table:table-cell office:value-type="float" office:value="8.07066666666667">
                <text:p>8.07066666666667</text:p>
              </table:table-cell>
            </table:table-row>
            <table:table-row>
              <table:table-cell office:value-type="string">
                <text:p>170%</text:p>
              </table:table-cell>
              <table:table-cell office:value-type="float" office:value="8.62433333333334">
                <text:p>8.62433333333334</text:p>
              </table:table-cell>
            </table:table-row>
            <table:table-row>
              <table:table-cell office:value-type="string">
                <text:p>180%</text:p>
              </table:table-cell>
              <table:table-cell office:value-type="float" office:value="8.975">
                <text:p>8.975</text:p>
              </table:table-cell>
            </table:table-row>
            <table:table-row>
              <table:table-cell office:value-type="string">
                <text:p>190%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00%</text:p>
              </table:table-cell>
              <table:table-cell office:value-type="float" office:value="10.0796666666667">
                <text:p>10.079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1.699cm" svg:y="4.204cm" style:legend-expansion="high" chart:style-name="ch2"/>
        <chart:plot-area chart:style-name="ch3" table:cell-range-address="sensivityAnalysis.A14:sensivityAnalysis.A25 sensivityAnalysis.B15:sensivityAnalysis.B25" chart:data-source-has-labels="both" svg:x="0.32cm" svg:y="0.18cm" svg:width="11.059cm" svg:height="8.646cm">
          <chart:coordinate-region svg:x="1.232cm" svg:y="0.379cm" svg:width="9.709cm" svg:height="7.8cm"/>
          <chart:axis chart:dimension="x" chart:name="primary-x" chart:style-name="ch4" chartooo:axis-type="auto">
            <chartooo:date-scale/>
            <chart:categories table:cell-range-address="sensivityAnalysis.A15:sensivityAnalysis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nsivityAnalysis.B15:sensivityAnalysis.B25" chart:label-cell-address="sensivityAnalysis.A14:sensivityAnalysis.A1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InSystemData</text:p>
                <draw:g>
                  <svg:desc>sensivityAnalysis.A14:sensivityAnalysis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%</text:p>
                <draw:g>
                  <svg:desc>sensivityAnalysis.A15:sensivityAnalysis.A25</svg:desc>
                </draw:g>
              </table:table-cell>
              <table:table-cell office:value-type="float" office:value="46.6815337912879">
                <text:p>46.6815337912879</text:p>
                <draw:g>
                  <svg:desc>sensivityAnalysis.B15:sensivityAnalysis.B25</svg:desc>
                </draw:g>
              </table:table-cell>
            </table:table-row>
            <table:table-row>
              <table:table-cell office:value-type="string">
                <text:p>110%</text:p>
              </table:table-cell>
              <table:table-cell office:value-type="float" office:value="46.7400484641458">
                <text:p>46.7400484641458</text:p>
              </table:table-cell>
            </table:table-row>
            <table:table-row>
              <table:table-cell office:value-type="string">
                <text:p>120%</text:p>
              </table:table-cell>
              <table:table-cell office:value-type="float" office:value="46.8723918062505">
                <text:p>46.8723918062505</text:p>
              </table:table-cell>
            </table:table-row>
            <table:table-row>
              <table:table-cell office:value-type="string">
                <text:p>130%</text:p>
              </table:table-cell>
              <table:table-cell office:value-type="float" office:value="46.9605575447013">
                <text:p>46.9605575447013</text:p>
              </table:table-cell>
            </table:table-row>
            <table:table-row>
              <table:table-cell office:value-type="string">
                <text:p>140%</text:p>
              </table:table-cell>
              <table:table-cell office:value-type="float" office:value="46.9828506764256">
                <text:p>46.9828506764256</text:p>
              </table:table-cell>
            </table:table-row>
            <table:table-row>
              <table:table-cell office:value-type="string">
                <text:p>150%</text:p>
              </table:table-cell>
              <table:table-cell office:value-type="float" office:value="47.1686048911759">
                <text:p>47.1686048911759</text:p>
              </table:table-cell>
            </table:table-row>
            <table:table-row>
              <table:table-cell office:value-type="string">
                <text:p>160%</text:p>
              </table:table-cell>
              <table:table-cell office:value-type="float" office:value="47.2809550589066">
                <text:p>47.2809550589066</text:p>
              </table:table-cell>
            </table:table-row>
            <table:table-row>
              <table:table-cell office:value-type="string">
                <text:p>170%</text:p>
              </table:table-cell>
              <table:table-cell office:value-type="float" office:value="47.4616485246155">
                <text:p>47.4616485246155</text:p>
              </table:table-cell>
            </table:table-row>
            <table:table-row>
              <table:table-cell office:value-type="string">
                <text:p>180%</text:p>
              </table:table-cell>
              <table:table-cell office:value-type="float" office:value="47.5751125421832">
                <text:p>47.5751125421832</text:p>
              </table:table-cell>
            </table:table-row>
            <table:table-row>
              <table:table-cell office:value-type="string">
                <text:p>190%</text:p>
              </table:table-cell>
              <table:table-cell office:value-type="float" office:value="47.7089471475856">
                <text:p>47.7089471475856</text:p>
              </table:table-cell>
            </table:table-row>
            <table:table-row>
              <table:table-cell office:value-type="string">
                <text:p>200%</text:p>
              </table:table-cell>
              <table:table-cell office:value-type="float" office:value="47.802765063463">
                <text:p>47.802765063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4.361cm" svg:y="0.316cm" chart:style-name="ch2">
          <text:p>Sensitivity Analysis of Waiting Time</text:p>
        </chart:title>
        <chart:plot-area chart:style-name="ch3" table:cell-range-address="sensivityAnalysis.A27:sensivityAnalysis.A38 sensivityAnalysis.B28:sensivityAnalysis.B38" chart:data-source-has-labels="both" svg:x="1.331cm" svg:y="1.275cm" svg:width="14.355cm" svg:height="6.57cm">
          <chart:coordinate-region svg:x="2.243cm" svg:y="1.474cm" svg:width="13.005cm" svg:height="5.724cm"/>
          <chart:axis chart:dimension="x" chart:name="primary-x" chart:style-name="ch4" chartooo:axis-type="auto">
            <chartooo:date-scale/>
            <chart:title svg:x="6.652cm" svg:y="8.025cm" chart:style-name="ch5">
              <text:p>Traffic Volume in Percent</text:p>
            </chart:title>
            <chart:categories table:cell-range-address="sensivityAnalysis.A28:sensivityAnalysis.A38"/>
          </chart:axis>
          <chart:axis chart:dimension="y" chart:name="primary-y" chart:style-name="ch4">
            <chart:title svg:x="0.451cm" svg:y="6.403cm" chart:style-name="ch6">
              <text:p>Waiting Time in Seconds</text:p>
            </chart:title>
            <chart:grid chart:style-name="ch7" chart:class="major"/>
          </chart:axis>
          <chart:series chart:style-name="ch8" chart:values-cell-range-address="sensivityAnalysis.B28:sensivityAnalysis.B38" chart:label-cell-address="sensivityAnalysis.A27:sensivityAnalysis.A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TimesData</text:p>
                <draw:g>
                  <svg:desc>sensivityAnalysis.A27:sensivityAnalysis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%</text:p>
                <draw:g>
                  <svg:desc>sensivityAnalysis.A28:sensivityAnalysis.A38</svg:desc>
                </draw:g>
              </table:table-cell>
              <table:table-cell office:value-type="float" office:value="0.0520860637735084">
                <text:p>0.0520860637735084</text:p>
                <draw:g>
                  <svg:desc>sensivityAnalysis.B28:sensivityAnalysis.B38</svg:desc>
                </draw:g>
              </table:table-cell>
            </table:table-row>
            <table:table-row>
              <table:table-cell office:value-type="string">
                <text:p>110%</text:p>
              </table:table-cell>
              <table:table-cell office:value-type="float" office:value="0.0552237080991295">
                <text:p>0.0552237080991295</text:p>
              </table:table-cell>
            </table:table-row>
            <table:table-row>
              <table:table-cell office:value-type="string">
                <text:p>120%</text:p>
              </table:table-cell>
              <table:table-cell office:value-type="float" office:value="0.0602892761548507">
                <text:p>0.0602892761548507</text:p>
              </table:table-cell>
            </table:table-row>
            <table:table-row>
              <table:table-cell office:value-type="string">
                <text:p>130%</text:p>
              </table:table-cell>
              <table:table-cell office:value-type="float" office:value="0.0679269469935076">
                <text:p>0.0679269469935076</text:p>
              </table:table-cell>
            </table:table-row>
            <table:table-row>
              <table:table-cell office:value-type="string">
                <text:p>140%</text:p>
              </table:table-cell>
              <table:table-cell office:value-type="float" office:value="0.0899086230837646">
                <text:p>0.0899086230837646</text:p>
              </table:table-cell>
            </table:table-row>
            <table:table-row>
              <table:table-cell office:value-type="string">
                <text:p>150%</text:p>
              </table:table-cell>
              <table:table-cell office:value-type="float" office:value="0.0858664425126202">
                <text:p>0.0858664425126202</text:p>
              </table:table-cell>
            </table:table-row>
            <table:table-row>
              <table:table-cell office:value-type="string">
                <text:p>160%</text:p>
              </table:table-cell>
              <table:table-cell office:value-type="float" office:value="0.111192034101764">
                <text:p>0.111192034101764</text:p>
              </table:table-cell>
            </table:table-row>
            <table:table-row>
              <table:table-cell office:value-type="string">
                <text:p>170%</text:p>
              </table:table-cell>
              <table:table-cell office:value-type="float" office:value="0.111403315345681">
                <text:p>0.111403315345681</text:p>
              </table:table-cell>
            </table:table-row>
            <table:table-row>
              <table:table-cell office:value-type="string">
                <text:p>180%</text:p>
              </table:table-cell>
              <table:table-cell office:value-type="float" office:value="0.12171390784399">
                <text:p>0.12171390784399</text:p>
              </table:table-cell>
            </table:table-row>
            <table:table-row>
              <table:table-cell office:value-type="string">
                <text:p>190%</text:p>
              </table:table-cell>
              <table:table-cell office:value-type="float" office:value="0.130002499089085">
                <text:p>0.130002499089085</text:p>
              </table:table-cell>
            </table:table-row>
            <table:table-row>
              <table:table-cell office:value-type="string">
                <text:p>200%</text:p>
              </table:table-cell>
              <table:table-cell office:value-type="float" office:value="0.160286366233525">
                <text:p>0.160286366233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